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Group B</text:p>
          </table:table-cell>
        </table:table-row>
        <table:table-row table:style-name="ro1">
          <table:table-cell office:value-type="float" office:value="917.394286245353" calcext:value-type="float">
            <text:p>917.39</text:p>
          </table:table-cell>
          <table:table-cell office:value-type="float" office:value="1545.67845644324" calcext:value-type="float">
            <text:p>1,545.68</text:p>
          </table:table-cell>
        </table:table-row>
        <table:table-row table:style-name="ro1">
          <table:table-cell office:value-type="float" office:value="903.773249685714" calcext:value-type="float">
            <text:p>903.77</text:p>
          </table:table-cell>
          <table:table-cell office:value-type="float" office:value="1556.66128806786" calcext:value-type="float">
            <text:p>1,556.66</text:p>
          </table:table-cell>
        </table:table-row>
        <table:table-row table:style-name="ro1">
          <table:table-cell office:value-type="float" office:value="1019.59133329004" calcext:value-type="float">
            <text:p>1,019.59</text:p>
          </table:table-cell>
          <table:table-cell office:value-type="float" office:value="1395.23327544835" calcext:value-type="float">
            <text:p>1,395.23</text:p>
          </table:table-cell>
        </table:table-row>
        <table:table-row table:style-name="ro1">
          <table:table-cell office:value-type="float" office:value="1044.60563007845" calcext:value-type="float">
            <text:p>1,044.61</text:p>
          </table:table-cell>
          <table:table-cell office:value-type="float" office:value="1415.20265408332" calcext:value-type="float">
            <text:p>1,415.20</text:p>
          </table:table-cell>
        </table:table-row>
        <table:table-row table:style-name="ro1">
          <table:table-cell office:value-type="float" office:value="996.193676858869" calcext:value-type="float">
            <text:p>996.19</text:p>
          </table:table-cell>
          <table:table-cell office:value-type="float" office:value="1499.20483854046" calcext:value-type="float">
            <text:p>1,499.20</text:p>
          </table:table-cell>
        </table:table-row>
        <table:table-row table:style-name="ro1">
          <table:table-cell office:value-type="float" office:value="932.252475845127" calcext:value-type="float">
            <text:p>932.25</text:p>
          </table:table-cell>
          <table:table-cell office:value-type="float" office:value="1422.33780067617" calcext:value-type="float">
            <text:p>1,422.34</text:p>
          </table:table-cell>
        </table:table-row>
        <table:table-row table:style-name="ro1">
          <table:table-cell office:value-type="float" office:value="1172.70163924259" calcext:value-type="float">
            <text:p>1,172.70</text:p>
          </table:table-cell>
          <table:table-cell office:value-type="float" office:value="1471.65204748773" calcext:value-type="float">
            <text:p>1,471.65</text:p>
          </table:table-cell>
        </table:table-row>
        <table:table-row table:style-name="ro1">
          <table:table-cell office:value-type="float" office:value="789.422101719205" calcext:value-type="float">
            <text:p>789.42</text:p>
          </table:table-cell>
          <table:table-cell office:value-type="float" office:value="1492.7618409242" calcext:value-type="float">
            <text:p>1,492.76</text:p>
          </table:table-cell>
        </table:table-row>
        <table:table-row table:style-name="ro1">
          <table:table-cell office:value-type="float" office:value="1220.21906339736" calcext:value-type="float">
            <text:p>1,220.22</text:p>
          </table:table-cell>
          <table:table-cell office:value-type="float" office:value="1394.91122521488" calcext:value-type="float">
            <text:p>1,394.91</text:p>
          </table:table-cell>
        </table:table-row>
        <table:table-row table:style-name="ro1">
          <table:table-cell office:value-type="float" office:value="1117.70697984379" calcext:value-type="float">
            <text:p>1,117.71</text:p>
          </table:table-cell>
          <table:table-cell office:value-type="float" office:value="1367.33898516854" calcext:value-type="float">
            <text:p>1,367.34</text:p>
          </table:table-cell>
        </table:table-row>
        <table:table-row table:style-name="ro1">
          <table:table-cell office:value-type="float" office:value="1118.14508330882" calcext:value-type="float">
            <text:p>1,118.15</text:p>
          </table:table-cell>
          <table:table-cell office:value-type="float" office:value="1499.18483463286" calcext:value-type="float">
            <text:p>1,499.18</text:p>
          </table:table-cell>
        </table:table-row>
        <table:table-row table:style-name="ro1">
          <table:table-cell office:value-type="float" office:value="1073.79022652285" calcext:value-type="float">
            <text:p>1,073.79</text:p>
          </table:table-cell>
          <table:table-cell office:value-type="float" office:value="1354.6700047833" calcext:value-type="float">
            <text:p>1,354.67</text:p>
          </table:table-cell>
        </table:table-row>
        <table:table-row table:style-name="ro1">
          <table:table-cell office:value-type="float" office:value="1022.49277423123" calcext:value-type="float">
            <text:p>1,022.49</text:p>
          </table:table-cell>
          <table:table-cell office:value-type="float" office:value="1251.13421959938" calcext:value-type="float">
            <text:p>1,251.13</text:p>
          </table:table-cell>
        </table:table-row>
        <table:table-row table:style-name="ro1">
          <table:table-cell office:value-type="float" office:value="1049.02788195654" calcext:value-type="float">
            <text:p>1,049.03</text:p>
          </table:table-cell>
          <table:table-cell office:value-type="float" office:value="1460.04385234192" calcext:value-type="float">
            <text:p>1,460.04</text:p>
          </table:table-cell>
        </table:table-row>
        <table:table-row table:style-name="ro1">
          <table:table-cell office:value-type="float" office:value="1137.63685859242" calcext:value-type="float">
            <text:p>1,137.64</text:p>
          </table:table-cell>
          <table:table-cell office:value-type="float" office:value="1504.00688295365" calcext:value-type="float">
            <text:p>1,504.01</text:p>
          </table:table-cell>
        </table:table-row>
        <table:table-row table:style-name="ro1">
          <table:table-cell office:value-type="float" office:value="1132.46237859534" calcext:value-type="float">
            <text:p>1,132.46</text:p>
          </table:table-cell>
          <table:table-cell office:value-type="float" office:value="1304.16501514209" calcext:value-type="float">
            <text:p>1,304.17</text:p>
          </table:table-cell>
        </table:table-row>
        <table:table-row table:style-name="ro1">
          <table:table-cell office:value-type="float" office:value="1102.37516708101" calcext:value-type="float">
            <text:p>1,102.38</text:p>
          </table:table-cell>
          <table:table-cell office:value-type="float" office:value="1397.35246780306" calcext:value-type="float">
            <text:p>1,397.35</text:p>
          </table:table-cell>
        </table:table-row>
        <table:table-row table:style-name="ro1">
          <table:table-cell office:value-type="float" office:value="940.064966582963" calcext:value-type="float">
            <text:p>940.06</text:p>
          </table:table-cell>
          <table:table-cell office:value-type="float" office:value="1473.38042789293" calcext:value-type="float">
            <text:p>1,473.38</text:p>
          </table:table-cell>
        </table:table-row>
        <table:table-row table:style-name="ro1">
          <table:table-cell office:value-type="float" office:value="795.105179346425" calcext:value-type="float">
            <text:p>795.11</text:p>
          </table:table-cell>
          <table:table-cell office:value-type="float" office:value="1501.36931430179" calcext:value-type="float">
            <text:p>1,501.37</text:p>
          </table:table-cell>
        </table:table-row>
        <table:table-row table:style-name="ro1">
          <table:table-cell office:value-type="float" office:value="832.371501556556" calcext:value-type="float">
            <text:p>832.37</text:p>
          </table:table-cell>
          <table:table-cell office:value-type="float" office:value="1290.48964798518" calcext:value-type="float">
            <text:p>1,290.49</text:p>
          </table:table-cell>
        </table:table-row>
        <table:table-row table:style-name="ro1">
          <table:table-cell office:value-type="float" office:value="1036.29683416381" calcext:value-type="float">
            <text:p>1,036.30</text:p>
          </table:table-cell>
          <table:table-cell office:value-type="float" office:value="1309.65521789169" calcext:value-type="float">
            <text:p>1,309.66</text:p>
          </table:table-cell>
        </table:table-row>
        <table:table-row table:style-name="ro1">
          <table:table-cell office:value-type="float" office:value="1073.8392207721" calcext:value-type="float">
            <text:p>1,073.84</text:p>
          </table:table-cell>
          <table:table-cell office:value-type="float" office:value="1432.29330553869" calcext:value-type="float">
            <text:p>1,432.29</text:p>
          </table:table-cell>
        </table:table-row>
        <table:table-row table:style-name="ro1">
          <table:table-cell office:value-type="float" office:value="966.215962475969" calcext:value-type="float">
            <text:p>966.22</text:p>
          </table:table-cell>
          <table:table-cell office:value-type="float" office:value="1459.12547590275" calcext:value-type="float">
            <text:p>1,459.13</text:p>
          </table:table-cell>
        </table:table-row>
        <table:table-row table:style-name="ro1">
          <table:table-cell office:value-type="float" office:value="967.067250125931" calcext:value-type="float">
            <text:p>967.07</text:p>
          </table:table-cell>
          <table:table-cell office:value-type="float" office:value="1429.96355569764" calcext:value-type="float">
            <text:p>1,429.96</text:p>
          </table:table-cell>
        </table:table-row>
        <table:table-row table:style-name="ro1">
          <table:table-cell office:value-type="float" office:value="1138.71228823199" calcext:value-type="float">
            <text:p>1,138.71</text:p>
          </table:table-cell>
          <table:table-cell office:value-type="float" office:value="1454.80871555639" calcext:value-type="float">
            <text:p>1,454.81</text:p>
          </table:table-cell>
        </table:table-row>
        <table:table-row table:style-name="ro1">
          <table:table-cell office:value-type="float" office:value="1020.75476561953" calcext:value-type="float">
            <text:p>1,020.75</text:p>
          </table:table-cell>
          <table:table-cell office:value-type="float" office:value="1560.92292827641" calcext:value-type="float">
            <text:p>1,560.92</text:p>
          </table:table-cell>
        </table:table-row>
        <table:table-row table:style-name="ro1">
          <table:table-cell office:value-type="float" office:value="1111.93393658187" calcext:value-type="float">
            <text:p>1,111.93</text:p>
          </table:table-cell>
          <table:table-cell office:value-type="float" office:value="1556.48085725724" calcext:value-type="float">
            <text:p>1,556.48</text:p>
          </table:table-cell>
        </table:table-row>
        <table:table-row table:style-name="ro1">
          <table:table-cell office:value-type="float" office:value="1055.90633059997" calcext:value-type="float">
            <text:p>1,055.91</text:p>
          </table:table-cell>
          <table:table-cell office:value-type="float" office:value="1410.15213685452" calcext:value-type="float">
            <text:p>1,410.15</text:p>
          </table:table-cell>
        </table:table-row>
        <table:table-row table:style-name="ro1">
          <table:table-cell office:value-type="float" office:value="1064.12786264584" calcext:value-type="float">
            <text:p>1,064.13</text:p>
          </table:table-cell>
          <table:table-cell office:value-type="float" office:value="1365.35687644233" calcext:value-type="float">
            <text:p>1,365.36</text:p>
          </table:table-cell>
        </table:table-row>
        <table:table-row table:style-name="ro1">
          <table:table-cell office:value-type="float" office:value="964.564497368729" calcext:value-type="float">
            <text:p>964.56</text:p>
          </table:table-cell>
          <table:table-cell office:value-type="float" office:value="1478.42256578159" calcext:value-type="float">
            <text:p>1,478.42</text:p>
          </table:table-cell>
        </table:table-row>
        <table:table-row table:style-name="ro1">
          <table:table-cell office:value-type="float" office:value="1041.0319528213" calcext:value-type="float">
            <text:p>1,041.03</text:p>
          </table:table-cell>
          <table:table-cell/>
        </table:table-row>
      </table:table>
      <table:table table:name="Random data generator" table:style-name="ta1">
        <table:table-column table:style-name="co3" table:default-cell-style-name="ce2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A random data generator for the ELV comparison scenario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Both groups are modelled as normally distributed random variables with a given mean (mu) and variance (sigma squared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Note in this scenario, the real difference between the population means is Δ = muB - muA = 1420 - 1000 = </text:span>420  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This is the number we will try to estimate based on the data observed in a specific </text:span>random sample (see Data sheet).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opulation parameters for Group A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<text:s/>= Group A mean</text:p>
          </table:table-cell>
          <table:table-cell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<text:s/>= Group A standard deviatio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opulation parameters for Group B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420" calcext:value-type="float">
            <text:p>1420</text:p>
          </table:table-cell>
          <table:table-cell office:value-type="string" calcext:value-type="string">
            <text:p><text:s/>= Group B mean</text:p>
          </table:table-cell>
        </table:table-row>
        <table:table-row table:style-name="ro1">
          <table:table-cell table:style-name="Default"/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<text:s/>= group b standard deviation</text:p>
          </table:table-cell>
        </table:table-row>
        <table:table-row table:style-name="ro1" table:number-rows-repeated="5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roup A</text:p>
          </table:table-cell>
          <table:table-cell table:style-name="ce1" office:value-type="string" calcext:value-type="string">
            <text:p>Group B</text:p>
          </table:table-cell>
          <table:table-cell/>
        </table:table-row>
        <table:table-row table:style-name="ro1">
          <table:table-cell table:formula="of:= NORMINV(RAND(); muA; sigma2A)" office:value-type="float" office:value="1040.35122624509" calcext:value-type="float">
            <text:p>1,040.35</text:p>
          </table:table-cell>
          <table:table-cell table:formula="of:= NORMINV(RAND(); muB; sigma2B)" office:value-type="float" office:value="1511.30373135506" calcext:value-type="float">
            <text:p>1,511.30</text:p>
          </table:table-cell>
          <table:table-cell/>
        </table:table-row>
        <table:table-row table:style-name="ro1">
          <table:table-cell table:formula="of:= NORMINV(RAND(); muA; sigma2A)" office:value-type="float" office:value="956.061878942049" calcext:value-type="float">
            <text:p>956.06</text:p>
          </table:table-cell>
          <table:table-cell table:formula="of:= NORMINV(RAND(); muB; sigma2B)" office:value-type="float" office:value="1502.37839906283" calcext:value-type="float">
            <text:p>1,502.38</text:p>
          </table:table-cell>
          <table:table-cell/>
        </table:table-row>
        <table:table-row table:style-name="ro1">
          <table:table-cell table:formula="of:= NORMINV(RAND(); muA; sigma2A)" office:value-type="float" office:value="924.289810018539" calcext:value-type="float">
            <text:p>924.29</text:p>
          </table:table-cell>
          <table:table-cell table:formula="of:= NORMINV(RAND(); muB; sigma2B)" office:value-type="float" office:value="1447.25330403149" calcext:value-type="float">
            <text:p>1,447.25</text:p>
          </table:table-cell>
          <table:table-cell/>
        </table:table-row>
        <table:table-row table:style-name="ro1">
          <table:table-cell table:formula="of:= NORMINV(RAND(); muA; sigma2A)" office:value-type="float" office:value="912.312568636516" calcext:value-type="float">
            <text:p>912.31</text:p>
          </table:table-cell>
          <table:table-cell table:formula="of:= NORMINV(RAND(); muB; sigma2B)" office:value-type="float" office:value="1385.22962102506" calcext:value-type="float">
            <text:p>1,385.23</text:p>
          </table:table-cell>
          <table:table-cell/>
        </table:table-row>
        <table:table-row table:style-name="ro1">
          <table:table-cell table:formula="of:= NORMINV(RAND(); muA; sigma2A)" office:value-type="float" office:value="861.553752830039" calcext:value-type="float">
            <text:p>861.55</text:p>
          </table:table-cell>
          <table:table-cell table:formula="of:= NORMINV(RAND(); muB; sigma2B)" office:value-type="float" office:value="1316.27755961205" calcext:value-type="float">
            <text:p>1,316.28</text:p>
          </table:table-cell>
          <table:table-cell/>
        </table:table-row>
        <table:table-row table:style-name="ro1">
          <table:table-cell table:formula="of:= NORMINV(RAND(); muA; sigma2A)" office:value-type="float" office:value="1014.41143917196" calcext:value-type="float">
            <text:p>1,014.41</text:p>
          </table:table-cell>
          <table:table-cell table:formula="of:= NORMINV(RAND(); muB; sigma2B)" office:value-type="float" office:value="1400.37436074346" calcext:value-type="float">
            <text:p>1,400.37</text:p>
          </table:table-cell>
          <table:table-cell/>
        </table:table-row>
        <table:table-row table:style-name="ro1">
          <table:table-cell table:formula="of:= NORMINV(RAND(); muA; sigma2A)" office:value-type="float" office:value="1117.89362496073" calcext:value-type="float">
            <text:p>1,117.89</text:p>
          </table:table-cell>
          <table:table-cell table:formula="of:= NORMINV(RAND(); muB; sigma2B)" office:value-type="float" office:value="1349.23764556027" calcext:value-type="float">
            <text:p>1,349.24</text:p>
          </table:table-cell>
          <table:table-cell/>
        </table:table-row>
        <table:table-row table:style-name="ro1">
          <table:table-cell table:formula="of:= NORMINV(RAND(); muA; sigma2A)" office:value-type="float" office:value="953.229066743154" calcext:value-type="float">
            <text:p>953.23</text:p>
          </table:table-cell>
          <table:table-cell table:formula="of:= NORMINV(RAND(); muB; sigma2B)" office:value-type="float" office:value="1477.16975631836" calcext:value-type="float">
            <text:p>1,477.17</text:p>
          </table:table-cell>
          <table:table-cell/>
        </table:table-row>
        <table:table-row table:style-name="ro1">
          <table:table-cell table:formula="of:= NORMINV(RAND(); muA; sigma2A)" office:value-type="float" office:value="925.78545672199" calcext:value-type="float">
            <text:p>925.79</text:p>
          </table:table-cell>
          <table:table-cell table:formula="of:= NORMINV(RAND(); muB; sigma2B)" office:value-type="float" office:value="1239.61115018274" calcext:value-type="float">
            <text:p>1,239.61</text:p>
          </table:table-cell>
          <table:table-cell/>
        </table:table-row>
        <table:table-row table:style-name="ro1">
          <table:table-cell table:formula="of:= NORMINV(RAND(); muA; sigma2A)" office:value-type="float" office:value="1030.95793787525" calcext:value-type="float">
            <text:p>1,030.96</text:p>
          </table:table-cell>
          <table:table-cell table:formula="of:= NORMINV(RAND(); muB; sigma2B)" office:value-type="float" office:value="1507.07025923253" calcext:value-type="float">
            <text:p>1,507.07</text:p>
          </table:table-cell>
          <table:table-cell/>
        </table:table-row>
        <table:table-row table:style-name="ro1">
          <table:table-cell table:formula="of:= NORMINV(RAND(); muA; sigma2A)" office:value-type="float" office:value="870.062587103717" calcext:value-type="float">
            <text:p>870.06</text:p>
          </table:table-cell>
          <table:table-cell table:formula="of:= NORMINV(RAND(); muB; sigma2B)" office:value-type="float" office:value="1344.70520903813" calcext:value-type="float">
            <text:p>1,344.71</text:p>
          </table:table-cell>
          <table:table-cell/>
        </table:table-row>
        <table:table-row table:style-name="ro1">
          <table:table-cell table:formula="of:= NORMINV(RAND(); muA; sigma2A)" office:value-type="float" office:value="900.39295500984" calcext:value-type="float">
            <text:p>900.39</text:p>
          </table:table-cell>
          <table:table-cell table:formula="of:= NORMINV(RAND(); muB; sigma2B)" office:value-type="float" office:value="1471.63722017232" calcext:value-type="float">
            <text:p>1,471.64</text:p>
          </table:table-cell>
          <table:table-cell/>
        </table:table-row>
        <table:table-row table:style-name="ro1">
          <table:table-cell table:formula="of:= NORMINV(RAND(); muA; sigma2A)" office:value-type="float" office:value="1092.14175485162" calcext:value-type="float">
            <text:p>1,092.14</text:p>
          </table:table-cell>
          <table:table-cell table:formula="of:= NORMINV(RAND(); muB; sigma2B)" office:value-type="float" office:value="1427.65786386888" calcext:value-type="float">
            <text:p>1,427.66</text:p>
          </table:table-cell>
          <table:table-cell/>
        </table:table-row>
        <table:table-row table:style-name="ro1">
          <table:table-cell table:formula="of:= NORMINV(RAND(); muA; sigma2A)" office:value-type="float" office:value="946.841846843115" calcext:value-type="float">
            <text:p>946.84</text:p>
          </table:table-cell>
          <table:table-cell table:formula="of:= NORMINV(RAND(); muB; sigma2B)" office:value-type="float" office:value="1369.25587266046" calcext:value-type="float">
            <text:p>1,369.26</text:p>
          </table:table-cell>
          <table:table-cell/>
        </table:table-row>
        <table:table-row table:style-name="ro1">
          <table:table-cell table:formula="of:= NORMINV(RAND(); muA; sigma2A)" office:value-type="float" office:value="1011.56809465752" calcext:value-type="float">
            <text:p>1,011.57</text:p>
          </table:table-cell>
          <table:table-cell table:formula="of:= NORMINV(RAND(); muB; sigma2B)" office:value-type="float" office:value="1352.12150652997" calcext:value-type="float">
            <text:p>1,352.12</text:p>
          </table:table-cell>
          <table:table-cell/>
        </table:table-row>
        <table:table-row table:style-name="ro1">
          <table:table-cell table:formula="of:= NORMINV(RAND(); muA; sigma2A)" office:value-type="float" office:value="1176.09207144525" calcext:value-type="float">
            <text:p>1,176.09</text:p>
          </table:table-cell>
          <table:table-cell table:formula="of:= NORMINV(RAND(); muB; sigma2B)" office:value-type="float" office:value="1237.1565982696" calcext:value-type="float">
            <text:p>1,237.16</text:p>
          </table:table-cell>
          <table:table-cell/>
        </table:table-row>
        <table:table-row table:style-name="ro1">
          <table:table-cell table:formula="of:= NORMINV(RAND(); muA; sigma2A)" office:value-type="float" office:value="895.115822799096" calcext:value-type="float">
            <text:p>895.12</text:p>
          </table:table-cell>
          <table:table-cell table:formula="of:= NORMINV(RAND(); muB; sigma2B)" office:value-type="float" office:value="1464.37024019369" calcext:value-type="float">
            <text:p>1,464.37</text:p>
          </table:table-cell>
          <table:table-cell/>
        </table:table-row>
        <table:table-row table:style-name="ro1">
          <table:table-cell table:formula="of:= NORMINV(RAND(); muA; sigma2A)" office:value-type="float" office:value="1034.80602627103" calcext:value-type="float">
            <text:p>1,034.81</text:p>
          </table:table-cell>
          <table:table-cell table:formula="of:= NORMINV(RAND(); muB; sigma2B)" office:value-type="float" office:value="1509.67456667403" calcext:value-type="float">
            <text:p>1,509.67</text:p>
          </table:table-cell>
          <table:table-cell/>
        </table:table-row>
        <table:table-row table:style-name="ro1">
          <table:table-cell table:formula="of:= NORMINV(RAND(); muA; sigma2A)" office:value-type="float" office:value="1121.75229858283" calcext:value-type="float">
            <text:p>1,121.75</text:p>
          </table:table-cell>
          <table:table-cell table:formula="of:= NORMINV(RAND(); muB; sigma2B)" office:value-type="float" office:value="1376.70515267868" calcext:value-type="float">
            <text:p>1,376.71</text:p>
          </table:table-cell>
          <table:table-cell/>
        </table:table-row>
        <table:table-row table:style-name="ro1">
          <table:table-cell table:formula="of:= NORMINV(RAND(); muA; sigma2A)" office:value-type="float" office:value="1091.84195558939" calcext:value-type="float">
            <text:p>1,091.84</text:p>
          </table:table-cell>
          <table:table-cell table:formula="of:= NORMINV(RAND(); muB; sigma2B)" office:value-type="float" office:value="1551.2423924292" calcext:value-type="float">
            <text:p>1,551.24</text:p>
          </table:table-cell>
          <table:table-cell/>
        </table:table-row>
        <table:table-row table:style-name="ro1">
          <table:table-cell table:formula="of:= NORMINV(RAND(); muA; sigma2A)" office:value-type="float" office:value="1177.86868527514" calcext:value-type="float">
            <text:p>1,177.87</text:p>
          </table:table-cell>
          <table:table-cell table:formula="of:= NORMINV(RAND(); muB; sigma2B)" office:value-type="float" office:value="1599.80975667759" calcext:value-type="float">
            <text:p>1,599.81</text:p>
          </table:table-cell>
          <table:table-cell/>
        </table:table-row>
        <table:table-row table:style-name="ro1">
          <table:table-cell table:formula="of:= NORMINV(RAND(); muA; sigma2A)" office:value-type="float" office:value="1085.14897307319" calcext:value-type="float">
            <text:p>1,085.15</text:p>
          </table:table-cell>
          <table:table-cell table:formula="of:= NORMINV(RAND(); muB; sigma2B)" office:value-type="float" office:value="1477.03662366254" calcext:value-type="float">
            <text:p>1,477.04</text:p>
          </table:table-cell>
          <table:table-cell/>
        </table:table-row>
        <table:table-row table:style-name="ro1">
          <table:table-cell table:formula="of:= NORMINV(RAND(); muA; sigma2A)" office:value-type="float" office:value="1033.9907620455" calcext:value-type="float">
            <text:p>1,033.99</text:p>
          </table:table-cell>
          <table:table-cell table:formula="of:= NORMINV(RAND(); muB; sigma2B)" office:value-type="float" office:value="1464.11933848747" calcext:value-type="float">
            <text:p>1,464.12</text:p>
          </table:table-cell>
          <table:table-cell/>
        </table:table-row>
        <table:table-row table:style-name="ro1">
          <table:table-cell table:formula="of:= NORMINV(RAND(); muA; sigma2A)" office:value-type="float" office:value="1075.19516804137" calcext:value-type="float">
            <text:p>1,075.20</text:p>
          </table:table-cell>
          <table:table-cell table:formula="of:= NORMINV(RAND(); muB; sigma2B)" office:value-type="float" office:value="1544.53309188299" calcext:value-type="float">
            <text:p>1,544.53</text:p>
          </table:table-cell>
          <table:table-cell/>
        </table:table-row>
        <table:table-row table:style-name="ro1">
          <table:table-cell table:formula="of:= NORMINV(RAND(); muA; sigma2A)" office:value-type="float" office:value="1131.78901791312" calcext:value-type="float">
            <text:p>1,131.79</text:p>
          </table:table-cell>
          <table:table-cell table:formula="of:= NORMINV(RAND(); muB; sigma2B)" office:value-type="float" office:value="1356.08840616496" calcext:value-type="float">
            <text:p>1,356.09</text:p>
          </table:table-cell>
          <table:table-cell/>
        </table:table-row>
        <table:table-row table:style-name="ro1">
          <table:table-cell table:formula="of:= NORMINV(RAND(); muA; sigma2A)" office:value-type="float" office:value="943.666423881601" calcext:value-type="float">
            <text:p>943.67</text:p>
          </table:table-cell>
          <table:table-cell table:formula="of:= NORMINV(RAND(); muB; sigma2B)" office:value-type="float" office:value="1438.12499196746" calcext:value-type="float">
            <text:p>1,438.12</text:p>
          </table:table-cell>
          <table:table-cell/>
        </table:table-row>
        <table:table-row table:style-name="ro1">
          <table:table-cell table:formula="of:= NORMINV(RAND(); muA; sigma2A)" office:value-type="float" office:value="1198.64068919822" calcext:value-type="float">
            <text:p>1,198.64</text:p>
          </table:table-cell>
          <table:table-cell table:formula="of:= NORMINV(RAND(); muB; sigma2B)" office:value-type="float" office:value="1258.30384687739" calcext:value-type="float">
            <text:p>1,258.30</text:p>
          </table:table-cell>
          <table:table-cell/>
        </table:table-row>
        <table:table-row table:style-name="ro1">
          <table:table-cell table:formula="of:= NORMINV(RAND(); muA; sigma2A)" office:value-type="float" office:value="996.169205723328" calcext:value-type="float">
            <text:p>996.17</text:p>
          </table:table-cell>
          <table:table-cell table:formula="of:= NORMINV(RAND(); muB; sigma2B)" office:value-type="float" office:value="1460.70822066887" calcext:value-type="float">
            <text:p>1,460.71</text:p>
          </table:table-cell>
          <table:table-cell/>
        </table:table-row>
        <table:table-row table:style-name="ro1">
          <table:table-cell table:formula="of:= NORMINV(RAND(); muA; sigma2A)" office:value-type="float" office:value="1015.49266349428" calcext:value-type="float">
            <text:p>1,015.49</text:p>
          </table:table-cell>
          <table:table-cell table:formula="of:= NORMINV(RAND(); muB; sigma2B)" office:value-type="float" office:value="1392.30134079533" calcext:value-type="float">
            <text:p>1,392.30</text:p>
          </table:table-cell>
          <table:table-cell/>
        </table:table-row>
        <table:table-row table:style-name="ro1">
          <table:table-cell table:formula="of:= NORMINV(RAND(); muA; sigma2A)" office:value-type="float" office:value="1045.50880053905" calcext:value-type="float">
            <text:p>1,045.51</text:p>
          </table:table-cell>
          <table:table-cell table:formula="of:= NORMINV(RAND(); muB; sigma2B)" office:value-type="float" office:value="1631.77084849698" calcext:value-type="float">
            <text:p>1,631.77</text:p>
          </table:table-cell>
          <table:table-cell/>
        </table:table-row>
        <table:table-row table:style-name="ro1">
          <table:table-cell table:formula="of:= NORMINV(RAND(); muA; sigma2A)" office:value-type="float" office:value="1118.67384396674" calcext:value-type="float">
            <text:p>1,118.6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</table:table-row>
      </table:table>
      <table:named-expressions>
        <table:named-range table:name="muA" table:base-cell-address="$'Random data generator'.$A$3" table:cell-range-address="$'Random data generator'.$A$9"/>
        <table:named-range table:name="muB" table:base-cell-address="$'Random data generator'.$B$7" table:cell-range-address="$'Random data generator'.$B$13"/>
        <table:named-range table:name="sigma2A" table:base-cell-address="$'Random data generator'.$A$4" table:cell-range-address="$'Random data generator'.$A$10"/>
        <table:named-range table:name="sigma2B" table:base-cell-address="$'Random data generator'.$B$8" table:cell-range-address="$'Random data generator'.$B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3:25:24.737213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0T22:07:28.383150174</meta:creation-date>
    <dc:date>2021-09-13T13:39:50.055652816</dc:date>
    <meta:editing-duration>PT1H27M6S</meta:editing-duration>
    <meta:editing-cycles>4</meta:editing-cycles>
    <meta:generator>LibreOffice/7.1.3.2$MacOSX_X86_64 LibreOffice_project/47f78053abe362b9384784d31a6e56f8511eb1c1</meta:generator>
    <meta:document-statistic meta:table-count="2" meta:cell-count="140" meta:object-count="0"/>
  </office:meta>
</office:document-meta>
</file>